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fo:font-size="14pt" officeooo:rsid="00176f0a" officeooo:paragraph-rsid="00176f0a" style:font-size-asian="14pt" style:font-size-complex="14pt"/>
    </style:style>
    <style:style style:name="P2" style:family="paragraph" style:parent-style-name="Standard" style:list-style-name="L1">
      <style:paragraph-properties fo:line-height="150%"/>
      <style:text-properties fo:font-size="14pt" officeooo:rsid="0018d361" officeooo:paragraph-rsid="0018d361" style:font-size-asian="14pt" style:font-size-complex="14pt"/>
    </style:style>
    <style:style style:name="P3" style:family="paragraph" style:parent-style-name="Standard" style:list-style-name="L1">
      <style:paragraph-properties fo:line-height="150%"/>
      <style:text-properties fo:font-size="14pt" officeooo:rsid="001aab7b" officeooo:paragraph-rsid="001aab7b" style:font-size-asian="14pt" style:font-size-complex="14pt"/>
    </style:style>
    <style:style style:name="P4" style:family="paragraph" style:parent-style-name="Standard" style:list-style-name="L1">
      <style:paragraph-properties fo:line-height="150%"/>
      <style:text-properties fo:font-size="14pt" fo:language="ru" fo:country="RU" officeooo:rsid="001aab7b" officeooo:paragraph-rsid="001aab7b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Локальный жадный поиск со случайным перезапуском</text:p>
        </text:list-item>
        <text:list-item>
          <text:p text:style-name="P1">Локальный жадный поиск со случайным выбором хода</text:p>
        </text:list-item>
        <text:list-item>
          <text:p text:style-name="P1">Многолучевой поиск</text:p>
        </text:list-item>
        <text:list-item>
          <text:p text:style-name="P1">Стохастический многолучевой поиск </text:p>
        </text:list-item>
        <text:list-item>
          <text:p text:style-name="P1">Локальный жадный поиск с переменным соседством</text:p>
        </text:list-item>
        <text:list-item>
          <text:p text:style-name="P1">Поиск с запретами</text:p>
        </text:list-item>
        <text:list-item>
          <text:p text:style-name="P4">Генетический алгоритм</text:p>
        </text:list-item>
        <text:list-item>
          <text:p text:style-name="P3">Алгоритм эмуляции отжига</text:p>
        </text:list-item>
        <text:list-item>
          <text:p text:style-name="P2">Стохастический жадный поиск с переменным соседством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17:29:13.578000000</meta:creation-date>
    <dc:date>2023-04-14T16:24:52.619000000</dc:date>
    <meta:editing-duration>PT19M29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9" meta:word-count="47" meta:character-count="325" meta:non-whitespace-character-count="295"/>
  </office:meta>
</office:document-meta>
</file>